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Arial, Helvetica, Verdana, sans-serif"/>
    <style:font-face style:name="Tahoma1" svg:font-family="Tahoma"/>
    <style:font-face style:name="Verdana" svg:font-family="Verdana, 'Fira Sans', Tahoma, Georgia, 'Trebuchet MS', Courier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f0dc82" style:font-name="Courier New1" fo:font-size="9.75pt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.212cm" fo:border="0.002cm solid #cccccc"/>
      <style:text-properties fo:font-variant="normal" fo:text-transform="none" fo:color="#000000" style:font-name="Courier New1" fo:font-size="9.75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.212cm" fo:border="0.002cm solid #cccccc"/>
      <style:text-properties fo:font-variant="normal" fo:text-transform="none" fo:color="#006666" style:font-name="Courier New1" fo:font-size="9.7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fo:color="#f0dc82" fo:letter-spacing="normal"/>
    </style:style>
    <style:style style:name="P11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fo:color="#f0dc82" style:font-name="Courier New1" fo:font-size="9.75pt" fo:letter-spacing="normal" fo:font-style="normal" fo:font-weight="normal"/>
    </style:style>
    <style:style style:name="P12" style:family="paragraph" style:parent-style-name="Preformatted_20_Text">
      <style:paragraph-properties fo:margin-top="0cm" fo:margin-bottom="0cm" fo:orphans="2" fo:widows="2" fo:padding="0.212cm" fo:border="0.002cm solid #cccccc"/>
      <style:text-properties fo:font-variant="normal" fo:text-transform="none" fo:color="#000000" style:font-name="Courier New1" fo:font-size="9.75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fo:orphans="2" fo:widows="2" fo:padding="0.212cm" fo:border="0.002cm solid #cccccc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margin-top="0cm" fo:margin-bottom="0cm" fo:orphans="2" fo:widows="2" fo:padding="0.212cm" fo:border="0.002cm solid #cccccc"/>
      <style:text-properties fo:font-variant="normal" fo:text-transform="none" fo:color="#666600" style:font-name="Courier New1" fo:font-size="9.75pt" fo:letter-spacing="normal" fo:font-style="normal" fo:font-weight="normal"/>
    </style:style>
    <style:style style:name="P15" style:family="paragraph" style:parent-style-name="Preformatted_20_Text">
      <style:paragraph-properties fo:margin-top="0cm" fo:margin-bottom="0cm" fo:orphans="2" fo:widows="2" fo:padding="0.212cm" fo:border="0.002cm solid #cccccc"/>
    </style:style>
    <style:style style:name="P16" style:family="paragraph" style:parent-style-name="Heading_20_2">
      <style:paragraph-properties fo:text-align="start" style:justify-single-word="false"/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bold" style:text-blinking="false" style:font-size-asian="16pt" style:font-weight-asian="normal" style:font-size-complex="16pt" style:font-weight-complex="normal"/>
    </style:style>
    <style:style style:name="P17" style:family="paragraph" style:parent-style-name="Heading_20_1">
      <style:paragraph-properties fo:text-align="start" style:justify-single-word="false"/>
      <style:text-properties fo:font-variant="normal" fo:text-transform="none" fo:color="#000000" style:text-line-through-style="none" style:font-name="Times New Roman" fo:font-size="16pt" fo:letter-spacing="normal" fo:font-style="normal" style:text-underline-style="none" fo:font-weight="bold" style:text-blinking="false" style:font-size-asian="22pt" style:font-weight-asian="normal" style:font-size-complex="2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00" fo:letter-spacing="normal" fo:language="en" fo:country="US" fo:font-style="normal"/>
    </style:style>
    <style:style style:name="T5" style:family="text">
      <style:text-properties fo:font-variant="normal" fo:text-transform="none" fo:color="#000000" fo:letter-spacing="normal" fo:language="en" fo:country="US" fo:font-style="normal" fo:font-weight="bold"/>
    </style:style>
    <style:style style:name="T6" style:family="text">
      <style:text-properties fo:font-variant="normal" fo:text-transform="none" fo:color="#000000" fo:letter-spacing="normal" fo:language="en" fo:country="US" fo:font-style="italic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fo:letter-spacing="normal" fo:font-style="italic"/>
    </style:style>
    <style:style style:name="T10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11" style:family="text">
      <style:text-properties fo:font-variant="normal" fo:text-transform="none" fo:color="#000000" style:font-name="Times New Roman" fo:letter-spacing="normal" fo:language="en" fo:country="US" fo:font-style="normal" fo:font-weight="bold"/>
    </style:style>
    <style:style style:name="T12" style:family="text">
      <style:text-properties fo:font-variant="normal" fo:text-transform="none" fo:color="#000000" style:font-name="Times New Roman" fo:letter-spacing="normal" fo:language="en" fo:country="US" fo:font-style="italic"/>
    </style:style>
    <style:style style:name="T13" style:family="text">
      <style:text-properties fo:font-variant="normal" fo:text-transform="none" style:font-name="Times New Roman" fo:letter-spacing="normal" fo:language="en" fo:country="US" fo:font-style="normal"/>
    </style:style>
    <style:style style:name="T14" style:family="text">
      <style:text-properties fo:color="#000000" style:font-name="Times New Roman" fo:letter-spacing="normal" fo:language="en" fo:country="US" fo:font-style="italic"/>
    </style:style>
    <style:style style:name="T15" style:family="text">
      <style:text-properties fo:color="#000000" style:font-name="Times New Roman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0000" fo:letter-spacing="normal" fo:language="ru" fo:country="RU" fo:font-style="italic"/>
    </style:style>
    <style:style style:name="T18" style:family="text">
      <style:text-properties fo:color="#000000" fo:letter-spacing="normal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italic"/>
    </style:style>
    <style:style style:name="T20" style:family="text">
      <style:text-properties fo:font-style="italic" fo:font-weight="bold" style:font-weight-asian="bold" style:font-weight-complex="bold"/>
    </style:style>
    <style:style style:name="T21" style:family="text">
      <style:text-properties fo:font-weight="bold"/>
    </style:style>
    <style:style style:name="T22" style:family="text">
      <style:text-properties fo:font-weight="bold" style:font-style-asian="normal" style:font-weight-asian="bold" style:font-style-complex="normal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 New Roman" fo:language="en" fo:country="US"/>
    </style:style>
    <style:style style:name="T25" style:family="text">
      <style:text-properties fo:color="#000088"/>
    </style:style>
    <style:style style:name="T26" style:family="text">
      <style:text-properties fo:color="#000088" style:font-name="Courier New1" fo:font-size="9.75pt" fo:font-style="normal" fo:font-weight="normal"/>
    </style:style>
    <style:style style:name="T27" style:family="text">
      <style:text-properties fo:color="#660066"/>
    </style:style>
    <style:style style:name="T28" style:family="text">
      <style:text-properties fo:color="#660066" style:font-name="Courier New1" fo:font-size="9.75pt" fo:font-style="normal" fo:font-weight="normal"/>
    </style:style>
    <style:style style:name="T29" style:family="text">
      <style:text-properties fo:color="#666600"/>
    </style:style>
    <style:style style:name="T30" style:family="text">
      <style:text-properties fo:color="#666600" style:font-name="Courier New1" fo:font-size="9.75pt" fo:font-style="normal" fo:font-weight="normal"/>
    </style:style>
    <style:style style:name="T31" style:family="text">
      <style:text-properties fo:color="#006666" style:font-name="Courier New1" fo:font-size="9.75pt" fo:font-style="normal" fo:font-weight="normal"/>
    </style:style>
    <style:style style:name="T32" style:family="text">
      <style:text-properties fo:color="#008800"/>
    </style:style>
    <style:style style:name="T33" style:family="text">
      <style:text-properties fo:color="#008800" style:font-name="Courier New1" fo:font-size="9.75pt" fo:font-style="normal" fo:font-weight="normal"/>
    </style:style>
    <style:style style:name="T34" style:family="text">
      <style:text-properties style:font-name="Courier New1" fo:font-size="9.75pt" fo:font-style="normal" fo:font-weight="normal"/>
    </style:style>
    <style:style style:name="T35" style:family="text">
      <style:text-properties fo:font-weight="normal" style:font-weight-asian="normal" style:font-weight-complex="normal"/>
    </style:style>
    <style:style style:name="Sect1" style:family="section">
      <style:section-properties fo:background-color="#ffffee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000000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ы hashcode и equals</text:p>
      <text:p text:style-name="P2"/>
      <text:h text:style-name="P17" text:outline-level="1">Хэш-код объекта, hashCode</text:h>
      <text:p text:style-name="P4"><text:span text:style-name="T4">В классе </text:span><text:span text:style-name="T16">Object</text:span><text:span text:style-name="T4">, который является родительским классом для объектов java, определен метод </text:span><text:span text:style-name="T5">hashCode()</text:span><text:span text:style-name="T4">, позволяющий получить уникальный целый номер для данного объекта.</text:span><text:span text:style-name="T1"> </text:span></text:p>
      <text:p text:style-name="P3"><text:span text:style-name="T10">Когда объект сохраняют в коллекции типа </text:span><text:a xlink:type="simple" xlink:href="https://java-online.ru/java-set.xhtml" text:style-name="Internet_20_link" text:visited-style-name="Visited_20_Internet_20_Link"><text:span text:style-name="T13">HashSet</text:span></text:a><text:span text:style-name="T10">, то данный номер позволяет быстро определить его местонахождение в коллекции и извлечь. Функция </text:span><text:span text:style-name="T11">hashCode() </text:span><text:span text:style-name="T10">объекта </text:span><text:span text:style-name="T15">Object</text:span><text:span text:style-name="T12"> </text:span><text:span text:style-name="T10">возвращает целое число </text:span><text:span text:style-name="T14">int</text:span><text:span text:style-name="T10">, размер которого равен 4-м байтам и значение которого располагается в диапазоне от -2 147 483 648 до 2 147 483 647.</text:span><text:span text:style-name="T24"> </text:span></text:p>
      <text:p text:style-name="P18"/>
      <text:p text:style-name="P4"><text:span text:style-name="T4">По умолчанию, функция </text:span><text:span text:style-name="T16">hashCode()</text:span><text:span text:style-name="T6"> </text:span><text:span text:style-name="T4">для объекта возвращает номер ячейки памяти, где объект сохраняется. Поэтому, если изменение в код приложения не вносятся, то функция должна выдавать одно и то же значение. При незначительном изменении кода значение </text:span><text:span text:style-name="T16">hashCode</text:span><text:span text:style-name="T6"> </text:span><text:span text:style-name="T4">также изменится.</text:span><text:span text:style-name="T1"> </text:span></text:p>
      <text:p text:style-name="P18"/>
      <text:p text:style-name="P18"/>
      <text:h text:style-name="P16" text:outline-level="2">Функция сравнения объектов equals()</text:h>
      <text:p text:style-name="P5"><text:span text:style-name="T7">В родительском классе </text:span><text:span text:style-name="T18">Object</text:span><text:span text:style-name="T9"> </text:span><text:span text:style-name="T7">наряду с функцией </text:span><text:span text:style-name="T18">hashCode()</text:span><text:span text:style-name="T8"> </text:span><text:span text:style-name="T7">имеется еще и логическая функция </text:span><text:span text:style-name="T18">equals(Object)</text:span><text:span text:style-name="T17">. </text:span><text:span text:style-name="T7">Функция </text:span><text:span text:style-name="T18">equals(Object)</text:span><text:span text:style-name="T9"> </text:span><text:span text:style-name="T7">используется для проверки равенства двух объектов. Реализация данной функции по умолчанию просто проверяет по ссылкам два объекта на предмет их эквивалентности.</text:span> </text:p>
      <text:p text:style-name="P5"/>
      <text:p text:style-name="P4">Пример:</text:p>
      <text:p text:style-name="P4">Создадим класс <text:span text:style-name="T1">Test</text:span></text:p>
      <text:section text:style-name="Sect1" text:name="scriplet">
        <text:p text:style-name="P8"><text:bookmark text:name="java2"/><text:span text:style-name="T25">class</text:span> <text:span text:style-name="T27">Test</text:span></text:p>
        <text:p text:style-name="P14">{</text:p>
        <text:p text:style-name="P13"><text:s text:c="4"/><text:span text:style-name="T26">int</text:span><text:span text:style-name="T34"> f1 </text:span><text:span text:style-name="T30">=</text:span><text:span text:style-name="T34"> </text:span><text:span text:style-name="T30">-</text:span><text:span text:style-name="T31">1</text:span><text:span text:style-name="T30">;</text:span></text:p>
        <text:p text:style-name="P13"><text:s text:c="4"/><text:span text:style-name="T26">int</text:span><text:span text:style-name="T34"> f2 </text:span><text:span text:style-name="T30">=</text:span><text:span text:style-name="T34"> </text:span><text:span text:style-name="T30">-</text:span><text:span text:style-name="T31">1</text:span><text:span text:style-name="T30">;</text:span></text:p>
        <text:p text:style-name="P15"/>
        <text:p text:style-name="P13"><text:s text:c="4"/><text:span text:style-name="T26">public</text:span><text:span text:style-name="T34"> </text:span><text:span text:style-name="T28">Test</text:span><text:span text:style-name="T34"> </text:span><text:span text:style-name="T30">(</text:span><text:span text:style-name="T26">final</text:span><text:span text:style-name="T34"> </text:span><text:span text:style-name="T26">int</text:span><text:span text:style-name="T34"> f1</text:span><text:span text:style-name="T30">,</text:span><text:span text:style-name="T34"> </text:span><text:span text:style-name="T26">final</text:span><text:span text:style-name="T34"> </text:span><text:span text:style-name="T26">int</text:span><text:span text:style-name="T34"> f2</text:span><text:span text:style-name="T30">)</text:span></text:p>
        <text:p text:style-name="P13"><text:s text:c="4"/><text:span text:style-name="T30">{</text:span></text:p>
        <text:p text:style-name="P13"><text:s text:c="8"/><text:span text:style-name="T26">this</text:span><text:span text:style-name="T30">.</text:span><text:span text:style-name="T34">f1 </text:span><text:span text:style-name="T30">=</text:span><text:span text:style-name="T34"> f1</text:span><text:span text:style-name="T30">;</text:span></text:p>
        <text:p text:style-name="P13"><text:s text:c="8"/><text:span text:style-name="T26">this</text:span><text:span text:style-name="T30">.</text:span><text:span text:style-name="T34">f2 </text:span><text:span text:style-name="T30">=</text:span><text:span text:style-name="T34"> f2</text:span><text:span text:style-name="T30">;</text:span></text:p>
        <text:p text:style-name="P13"><text:s text:c="4"/><text:span text:style-name="T30">}</text:span></text:p>
        <text:p text:style-name="P13"><text:s text:c="4"/><text:span text:style-name="T26">public</text:span><text:span text:style-name="T34"> </text:span><text:span text:style-name="T26">int</text:span><text:span text:style-name="T34"> getF1</text:span><text:span text:style-name="T30">()</text:span></text:p>
        <text:p text:style-name="P13"><text:s text:c="4"/><text:span text:style-name="T30">{</text:span></text:p>
        <text:p text:style-name="P13"><text:s text:c="8"/><text:span text:style-name="T26">return</text:span><text:span text:style-name="T34"> </text:span><text:span text:style-name="T26">this</text:span><text:span text:style-name="T30">.</text:span><text:span text:style-name="T34">f1</text:span><text:span text:style-name="T30">;</text:span></text:p>
        <text:p text:style-name="P13"><text:s text:c="4"/><text:span text:style-name="T30">}</text:span></text:p>
        <text:p text:style-name="P13"><text:s text:c="4"/><text:span text:style-name="T26">public</text:span><text:span text:style-name="T34"> </text:span><text:span text:style-name="T26">int</text:span><text:span text:style-name="T34"> getF2</text:span><text:span text:style-name="T30">()</text:span></text:p>
        <text:p text:style-name="P13"><text:s text:c="4"/><text:span text:style-name="T30">{</text:span></text:p>
        <text:p text:style-name="P13"><text:s text:c="8"/><text:span text:style-name="T26">return</text:span><text:span text:style-name="T34"> </text:span><text:span text:style-name="T26">this</text:span><text:span text:style-name="T30">.</text:span><text:span text:style-name="T34">f2</text:span><text:span text:style-name="T30">;</text:span></text:p>
        <text:p text:style-name="P13"><text:s text:c="4"/><text:span text:style-name="T30">}</text:span></text:p>
        <text:p text:style-name="P14">}</text:p>
      </text:section>
      <text:p text:style-name="P6"/>
      <text:p text:style-name="P6"/>
      <text:p text:style-name="P6"/>
      <text:p text:style-name="P6"/>
      <text:p text:style-name="P6"/>
      <text:p text:style-name="P6"><text:soft-page-break/>Создадим 2 объекта типа Test с одинаковыми значениями и сравним объекты с использованием функции <text:span text:style-name="T21">equals()</text:span>.</text:p>
      <text:section text:style-name="Sect1" text:name="Раздел1">
        <text:p text:style-name="P8"><text:bookmark text:name="java3"/><text:bookmark text:name="scriplet"/><text:span text:style-name="T25">public</text:span> <text:span text:style-name="T25">class</text:span> <text:span text:style-name="T27">EqualsExample</text:span></text:p>
        <text:p text:style-name="P14">{</text:p>
        <text:p text:style-name="P13"><text:s text:c="4"/><text:span text:style-name="T26">public</text:span><text:span text:style-name="T34"> </text:span><text:span text:style-name="T26">static</text:span><text:span text:style-name="T34"> </text:span><text:span text:style-name="T26">void</text:span><text:span text:style-name="T34"> main</text:span><text:span text:style-name="T30">(</text:span><text:span text:style-name="T28">String</text:span><text:span text:style-name="T30">[]</text:span><text:span text:style-name="T34"> args</text:span><text:span text:style-name="T30">)</text:span></text:p>
        <text:p text:style-name="P13"><text:s text:c="4"/><text:span text:style-name="T30">{</text:span></text:p>
        <text:p text:style-name="P13"><text:s text:c="8"/><text:span text:style-name="T28">Test</text:span><text:span text:style-name="T34"> obj1 </text:span><text:span text:style-name="T30">=</text:span><text:span text:style-name="T34"> </text:span><text:span text:style-name="T26">new</text:span><text:span text:style-name="T34"> </text:span><text:span text:style-name="T28">Test</text:span><text:span text:style-name="T30">(</text:span><text:span text:style-name="T31">11</text:span><text:span text:style-name="T30">,</text:span><text:span text:style-name="T34"> </text:span><text:span text:style-name="T31">12</text:span><text:span text:style-name="T30">);</text:span></text:p>
        <text:p text:style-name="P13"><text:s text:c="8"/><text:span text:style-name="T28">Test</text:span><text:span text:style-name="T34"> obj2 </text:span><text:span text:style-name="T30">=</text:span><text:span text:style-name="T34"> </text:span><text:span text:style-name="T26">new</text:span><text:span text:style-name="T34"> </text:span><text:span text:style-name="T28">Test</text:span><text:span text:style-name="T30">(</text:span><text:span text:style-name="T31">11</text:span><text:span text:style-name="T30">,</text:span><text:span text:style-name="T34"> </text:span><text:span text:style-name="T31">12</text:span><text:span text:style-name="T30">);</text:span></text:p>
        <text:p text:style-name="P13"><text:s text:c="8"/><text:span text:style-name="T28">System</text:span><text:span text:style-name="T30">.</text:span><text:span text:style-name="T26">out</text:span><text:span text:style-name="T30">.</text:span><text:span text:style-name="T34">println</text:span><text:span text:style-name="T30">(</text:span><text:span text:style-name="T33">"Объекты :\n\tobj1 = "</text:span><text:span text:style-name="T34"> </text:span><text:span text:style-name="T30">+</text:span><text:span text:style-name="T34"> obj1 </text:span><text:span text:style-name="T30">+</text:span><text:span text:style-name="T34"> </text:span></text:p>
        <text:p text:style-name="P13"><text:s text:c="36"/><text:span text:style-name="T33">"\n\tobj2 = "</text:span><text:span text:style-name="T34"> </text:span><text:span text:style-name="T30">+</text:span><text:span text:style-name="T34"> obj2</text:span><text:span text:style-name="T30">);</text:span></text:p>
        <text:p text:style-name="P13"><text:s text:c="8"/><text:span text:style-name="T28">System</text:span><text:span text:style-name="T30">.</text:span><text:span text:style-name="T26">out</text:span><text:span text:style-name="T30">.</text:span><text:span text:style-name="T34">println</text:span><text:span text:style-name="T30">(</text:span><text:span text:style-name="T33">"hashCode объектов :"</text:span><text:span text:style-name="T34"> </text:span><text:span text:style-name="T30">+</text:span></text:p>
        <text:p text:style-name="P13"><text:s text:c="31"/><text:span text:style-name="T33">"\n\tobj1.hashCode = "</text:span><text:span text:style-name="T34"> </text:span><text:span text:style-name="T30">+</text:span><text:span text:style-name="T34"> obj1</text:span><text:span text:style-name="T30">.</text:span><text:span text:style-name="T34">hashCode</text:span><text:span text:style-name="T30">()</text:span><text:span text:style-name="T34"> </text:span><text:span text:style-name="T30">+</text:span><text:span text:style-name="T34"> </text:span></text:p>
        <text:p text:style-name="P13"><text:s text:c="31"/><text:span text:style-name="T33">"\n\tobj2.hashCode = "</text:span><text:span text:style-name="T34"> </text:span><text:span text:style-name="T30">+</text:span><text:span text:style-name="T34"> obj2</text:span><text:span text:style-name="T30">.</text:span><text:span text:style-name="T34">hashCode</text:span><text:span text:style-name="T30">());</text:span></text:p>
        <text:p text:style-name="P13"><text:s text:c="8"/><text:span text:style-name="T28">System</text:span><text:span text:style-name="T30">.</text:span><text:span text:style-name="T26">out</text:span><text:span text:style-name="T30">.</text:span><text:span text:style-name="T34">println</text:span><text:span text:style-name="T30">(</text:span><text:span text:style-name="T33">"Сравнение объектов :"</text:span><text:span text:style-name="T34"> </text:span><text:span text:style-name="T30">+</text:span></text:p>
        <text:p text:style-name="P13"><text:s text:c="26"/><text:span text:style-name="T33">"\n\tobj1.equals(obj2) = "</text:span><text:span text:style-name="T34"> </text:span><text:span text:style-name="T30">+</text:span><text:span text:style-name="T34"> obj1</text:span><text:span text:style-name="T30">.</text:span><text:span text:style-name="T34">equals</text:span><text:span text:style-name="T30">(</text:span><text:span text:style-name="T34">obj2</text:span><text:span text:style-name="T30">));</text:span></text:p>
        <text:p text:style-name="P13"><text:s text:c="4"/><text:span text:style-name="T30">}</text:span></text:p>
        <text:p text:style-name="P14">}</text:p>
      </text:section>
      <text:p text:style-name="P6">Результат выполнения программы будет выведен в консоль :</text:p>
      <text:section text:style-name="Sect2" text:name="console">
        <text:p text:style-name="P7">Объекты :</text:p>
        <text:p text:style-name="P10"><text:s text:c="4"/><text:span text:style-name="T34">obj1 = example.Test@780324ff</text:span></text:p>
        <text:p text:style-name="P10"><text:s text:c="4"/><text:span text:style-name="T34">obj2 = example.Test@16721ee7</text:span></text:p>
        <text:p text:style-name="P11">hashCode объектов :</text:p>
        <text:p text:style-name="P10"><text:s text:c="4"/><text:span text:style-name="T34">obj1.hashCode = 2013471999</text:span></text:p>
        <text:p text:style-name="P10"><text:s text:c="4"/><text:span text:style-name="T34">obj2.hashCode = 376577767</text:span></text:p>
        <text:p text:style-name="P11">Сравнение объектов :</text:p>
        <text:p text:style-name="P10"><text:s text:c="4"/><text:span text:style-name="T34">obj1.equals(obj2) = false</text:span></text:p>
        <text:p text:style-name="P10"> </text:p>
      </text:section>
      <text:p text:style-name="P6"/>
      <text:p text:style-name="P6"><text:span text:style-name="T3">Р</text:span>езультат сравнения двух объектов вернет «false». На самом деле, это не совсем верно, поскольку объекты идентичны и в <text:span text:style-name="T19">real time application </text:span>метод должен вернуть true. Чтобы достигнуть этого корректного поведения, необходимо переопределить метод <text:span text:style-name="T22">equals() </text:span>объекта <text:span text:style-name="T19">Test</text:span>.</text:p>
      <text:section text:style-name="Sect1" text:name="Раздел2">
        <text:p text:style-name="P9"><text:bookmark text:name="java4"/><text:bookmark text:name="scriplet1"/>@Override</text:p>
        <text:p text:style-name="P12"><text:span text:style-name="T25">public</text:span> <text:span text:style-name="T25">boolean</text:span> equals<text:span text:style-name="T29">(</text:span><text:span text:style-name="T27">Object</text:span> obj<text:span text:style-name="T29">)</text:span></text:p>
        <text:p text:style-name="P14">{</text:p>
        <text:p text:style-name="P13"><text:s text:c="4"/><text:span text:style-name="T26">if</text:span><text:span text:style-name="T34"> </text:span><text:span text:style-name="T30">(</text:span><text:span text:style-name="T26">this</text:span><text:span text:style-name="T34"> </text:span><text:span text:style-name="T30">==</text:span><text:span text:style-name="T34"> obj</text:span><text:span text:style-name="T30">)</text:span></text:p>
        <text:p text:style-name="P13"><text:s text:c="8"/><text:span text:style-name="T26">return</text:span><text:span text:style-name="T34"> </text:span><text:span text:style-name="T26">true</text:span><text:span text:style-name="T30">;</text:span></text:p>
        <text:p text:style-name="P13"><text:s text:c="4"/><text:span text:style-name="T26">else</text:span><text:span text:style-name="T34"> </text:span><text:span text:style-name="T26">if</text:span><text:span text:style-name="T34"> </text:span><text:span text:style-name="T30">(</text:span><text:span text:style-name="T34">obj </text:span><text:span text:style-name="T30">==</text:span><text:span text:style-name="T34"> </text:span><text:span text:style-name="T26">null</text:span><text:span text:style-name="T30">)</text:span></text:p>
        <text:p text:style-name="P13"><text:s text:c="8"/><text:span text:style-name="T26">return</text:span><text:span text:style-name="T34"> </text:span><text:span text:style-name="T26">false</text:span><text:span text:style-name="T30">;</text:span></text:p>
        <text:p text:style-name="P13"><text:s text:c="4"/><text:span text:style-name="T26">else</text:span><text:span text:style-name="T34"> </text:span><text:span text:style-name="T26">if</text:span><text:span text:style-name="T34"> </text:span><text:span text:style-name="T30">(</text:span><text:span text:style-name="T34">getClass</text:span><text:span text:style-name="T30">()</text:span><text:span text:style-name="T34"> </text:span><text:span text:style-name="T30">!=</text:span><text:span text:style-name="T34"> obj</text:span><text:span text:style-name="T30">.</text:span><text:span text:style-name="T34">getClass</text:span><text:span text:style-name="T30">())</text:span></text:p>
        <text:p text:style-name="P13"><text:s text:c="8"/><text:span text:style-name="T26">return</text:span><text:span text:style-name="T34"> </text:span><text:span text:style-name="T26">false</text:span><text:span text:style-name="T30">;</text:span></text:p>
        <text:p text:style-name="P15"/>
        <text:p text:style-name="P13"><text:s text:c="4"/><text:span text:style-name="T28">Test</text:span><text:span text:style-name="T34"> other </text:span><text:span text:style-name="T30">=</text:span><text:span text:style-name="T34"> </text:span><text:span text:style-name="T30">(</text:span><text:span text:style-name="T28">Test</text:span><text:span text:style-name="T30">)</text:span><text:span text:style-name="T34"> obj</text:span><text:span text:style-name="T30">;</text:span></text:p>
        <text:p text:style-name="P13"><text:s text:c="4"/><text:span text:style-name="T26">if</text:span><text:span text:style-name="T34"> </text:span><text:span text:style-name="T30">(</text:span><text:span text:style-name="T34">f1 </text:span><text:span text:style-name="T30">!=</text:span><text:span text:style-name="T34"> other</text:span><text:span text:style-name="T30">.</text:span><text:span text:style-name="T34">getF1</text:span><text:span text:style-name="T30">())</text:span></text:p>
        <text:p text:style-name="P13"><text:s text:c="8"/><text:span text:style-name="T26">return</text:span><text:span text:style-name="T34"> </text:span><text:span text:style-name="T26">false</text:span><text:span text:style-name="T30">;</text:span></text:p>
        <text:p text:style-name="P13"><text:s text:c="4"/><text:span text:style-name="T26">else</text:span><text:span text:style-name="T34"> </text:span><text:span text:style-name="T26">if</text:span><text:span text:style-name="T34"> </text:span><text:span text:style-name="T30">(</text:span><text:span text:style-name="T34">f2 </text:span><text:span text:style-name="T30">!=</text:span><text:span text:style-name="T34"> other</text:span><text:span text:style-name="T30">.</text:span><text:span text:style-name="T34">getF2</text:span><text:span text:style-name="T30">())</text:span></text:p>
        <text:p text:style-name="P13"><text:s text:c="8"/><text:span text:style-name="T26">return</text:span><text:span text:style-name="T34"> </text:span><text:span text:style-name="T26">false</text:span><text:span text:style-name="T30">;</text:span></text:p>
        <text:p text:style-name="P13"><text:s text:c="4"/><text:span text:style-name="T26">return</text:span><text:span text:style-name="T34"> </text:span><text:span text:style-name="T26">true</text:span><text:span text:style-name="T30">;</text:span></text:p>
        <text:p text:style-name="P14">}</text:p>
      </text:section>
      <text:p text:style-name="P6"/>
      <text:p text:style-name="P6"/>
      <text:p text:style-name="P6"/>
      <text:p text:style-name="P6"/>
      <text:p text:style-name="P6"/>
      <text:p text:style-name="Text_20_body"/>
      <text:p text:style-name="P6"><text:soft-page-break/>Вот теперь функция сравнения <text:span text:style-name="T22">equals()</text:span><text:span text:style-name="T19"> </text:span>возвращает значение «true». Достаточно ли этого? Попробуем добавить объекты в коллекцию <text:span text:style-name="T22">HashSet</text:span><text:span text:style-name="T19"> </text:span>и посмотрим, сколько объектов будет в коллекции? Для этого в метод <text:span text:style-name="T19">main </text:span>примера <text:span text:style-name="T19">EqualsExample </text:span>добавим следующие строки :</text:p>
      <text:section text:style-name="Sect1" text:name="Раздел3">
        <text:p text:style-name="P8"><text:bookmark text:name="java5"/><text:bookmark text:name="scriplet2"/><text:span text:style-name="T27">Set</text:span><text:span text:style-name="T29">&lt;</text:span><text:span text:style-name="T27">Test</text:span><text:span text:style-name="T29">&gt;</text:span> objects <text:span text:style-name="T29">=</text:span> <text:span text:style-name="T25">new</text:span> <text:span text:style-name="T27">HashSet</text:span><text:span text:style-name="T29">&lt;</text:span><text:span text:style-name="T27">Test</text:span><text:span text:style-name="T29">&gt;();</text:span></text:p>
        <text:p text:style-name="P12">objects<text:span text:style-name="T29">.</text:span>add<text:span text:style-name="T29">(</text:span>obj1<text:span text:style-name="T29">);</text:span></text:p>
        <text:p text:style-name="P12">objects<text:span text:style-name="T29">.</text:span>add<text:span text:style-name="T29">(</text:span>obj2<text:span text:style-name="T29">);</text:span></text:p>
        <text:p text:style-name="P15"/>
        <text:p text:style-name="P12"><text:span text:style-name="T27">System</text:span><text:span text:style-name="T29">.</text:span><text:span text:style-name="T25">out</text:span><text:span text:style-name="T29">.</text:span>println<text:span text:style-name="T29">(</text:span><text:span text:style-name="T32">"Коллекция :\n\t"</text:span> <text:span text:style-name="T29">+</text:span> objects<text:span text:style-name="T29">);</text:span></text:p>
      </text:section>
      <text:p text:style-name="P6">Однако в коллекции у нас два объекта.</text:p>
      <text:section text:style-name="Sect2" text:name="Раздел4">
        <text:p text:style-name="P7"><text:bookmark text:name="console"/>Коллекция :</text:p>
        <text:p text:style-name="P10"><text:s text:c="8"/><text:span text:style-name="T34">[example.Test@780324ff, example.Test@16721ee7]</text:span></text:p>
        <text:p text:style-name="P10"> </text:p>
      </text:section>
      <text:p text:style-name="P6"/>
      <text:p text:style-name="P6">Поскольку Set содержит только уникальные объекты, то внутри HashSet должен быть только один экземпляр. Чтобы этого достичь, объекты должны возвращать одинаковый <text:span text:style-name="T21">hashCode</text:span>. То есть нам необходимо переопределить также функцию <text:span text:style-name="T21">hashCode() </text:span>вместе с <text:span text:style-name="T22">equals()</text:span>.</text:p>
      <text:section text:style-name="Sect1" text:name="Раздел5">
        <text:p text:style-name="P9"><text:bookmark text:name="java6"/><text:bookmark text:name="scriplet3"/>@Override</text:p>
        <text:p text:style-name="P12"><text:span text:style-name="T25">public</text:span> <text:span text:style-name="T25">int</text:span> hashCode<text:span text:style-name="T29">()</text:span></text:p>
        <text:p text:style-name="P14">{</text:p>
        <text:p text:style-name="P13"><text:s text:c="4"/><text:span text:style-name="T26">final</text:span><text:span text:style-name="T34"> </text:span><text:span text:style-name="T26">int</text:span><text:span text:style-name="T34"> prime </text:span><text:span text:style-name="T30">=</text:span><text:span text:style-name="T34"> </text:span><text:span text:style-name="T31">31</text:span><text:span text:style-name="T30">;</text:span></text:p>
        <text:p text:style-name="P13"><text:s text:c="4"/><text:span text:style-name="T26">int</text:span><text:span text:style-name="T34"> result </text:span><text:span text:style-name="T30">=</text:span><text:span text:style-name="T34"> </text:span><text:span text:style-name="T31">1</text:span><text:span text:style-name="T30">;</text:span></text:p>
        <text:p text:style-name="P13"><text:s text:c="4"/><text:span text:style-name="T34">result </text:span><text:span text:style-name="T30">=</text:span><text:span text:style-name="T34"> prime </text:span><text:span text:style-name="T30">*</text:span><text:span text:style-name="T34"> result </text:span><text:span text:style-name="T30">+</text:span><text:span text:style-name="T34"> f1</text:span><text:span text:style-name="T30">;</text:span></text:p>
        <text:p text:style-name="P13"><text:s text:c="4"/><text:span text:style-name="T34">result </text:span><text:span text:style-name="T30">=</text:span><text:span text:style-name="T34"> prime </text:span><text:span text:style-name="T30">*</text:span><text:span text:style-name="T34"> result </text:span><text:span text:style-name="T30">+</text:span><text:span text:style-name="T34"> f2</text:span><text:span text:style-name="T30">;</text:span></text:p>
        <text:p text:style-name="P13"><text:s text:c="4"/><text:span text:style-name="T26">return</text:span><text:span text:style-name="T34"> result</text:span><text:span text:style-name="T30">;</text:span></text:p>
        <text:p text:style-name="P14">}</text:p>
      </text:section>
      <text:p text:style-name="P6">Вот теперь все будет корректно выполняться - для двух объектов с одинаковыми параметрами функция <text:span text:style-name="T20">equals()</text:span><text:span text:style-name="T19"> </text:span>вернет значение «true», и в коллекцию попадет только один объект. В консоль будет выведен следующий текст работы программы :</text:p>
      <text:section text:style-name="Sect2" text:name="Раздел6">
        <text:p text:style-name="P7"><text:bookmark text:name="console1"/>Объекты :</text:p>
        <text:p text:style-name="P10"><text:s text:c="8"/><text:span text:style-name="T34">obj1 = example.Test@696</text:span></text:p>
        <text:p text:style-name="P10"><text:s text:c="8"/><text:span text:style-name="T34">obj2 = example.Test@696</text:span></text:p>
        <text:p text:style-name="P11">hashCode объектов :</text:p>
        <text:p text:style-name="P10"><text:s text:c="8"/><text:span text:style-name="T34">obj1.hashCode = 1686</text:span></text:p>
        <text:p text:style-name="P10"><text:s text:c="8"/><text:span text:style-name="T34">obj2.hashCode = 1686</text:span></text:p>
        <text:p text:style-name="P11">Сравнение объектов :</text:p>
        <text:p text:style-name="P10"><text:s text:c="8"/><text:span text:style-name="T34">obj1.equals(obj2) = true</text:span></text:p>
        <text:p text:style-name="P11">Коллекция :</text:p>
        <text:p text:style-name="P10"><text:s text:c="8"/><text:span text:style-name="T34">[example.Test@696]</text:span></text:p>
        <text:p text:style-name="P10"> </text:p>
      </text:section>
      <text:p text:style-name="P6">Таким образом, переопределяя методы <text:span text:style-name="T22">hashCode() </text:span>и <text:span text:style-name="T22">equals()</text:span><text:span text:style-name="T19"> </text:span>мы можем корректно управлять нашими объектами, не допуская их дублирования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Arial, Helvetica, Verdana, sans-serif"/>
    <style:font-face style:name="Tahoma1" svg:font-family="Tahoma"/>
    <style:font-face style:name="Verdana" svg:font-family="Verdana, 'Fira Sans', Tahoma, Georgia, 'Trebuchet MS', Courier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8M19S</meta:editing-duration>
    <meta:editing-cycles>32</meta:editing-cycles>
    <meta:generator>OpenOffice/4.1.13$Win32 OpenOffice.org_project/4113m1$Build-9810</meta:generator>
    <dc:date>2022-08-09T23:50:10.26</dc:date>
    <meta:document-statistic meta:table-count="0" meta:image-count="0" meta:object-count="0" meta:page-count="3" meta:paragraph-count="102" meta:word-count="588" meta:character-count="4460"/>
    <meta:user-defined meta:name="Info 1"/>
    <meta:user-defined meta:name="Info 2"/>
    <meta:user-defined meta:name="Info 3"/>
    <meta:user-defined meta:name="Info 4"/>
  </office:meta>
</office:document-meta>
</file>